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Map.contain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ndleMap.handleBundleNotFou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ndleMap.lookupStrutsBundl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ndleMap.get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ndleMap.createBundle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ndleNodeMap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.BundleMap( HttpServletRequest servletReques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ndleMap.lookupScriptableBundle( String 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BundleMap.lookupCurrentModul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.formatBundleNames( String [ ] 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ndleNodeEntry.BundleNodeEntr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.entryS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undleMap.lookupDefaultStrutsBund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ndleNodeMap.get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undleMap.retrieveUser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NodeMap.entry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ndleMap.registerResourceBundle( String name , String resourcePath , Locale forced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ndleNode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ndleNodeMap.BundleNodeMap( String propertiesName , BundleNod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ndleNodeMap.contain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ndleMap.createStrutsBundleLi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